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The {%= title %} is in the header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9:02:29</meta:creation-date>
    <dc:date>2010-03-02T10:52:30</dc:date>
    <meta:editing-duration>PT00H03M31S</meta:editing-duration>
    <meta:editing-cycles>6</meta:editing-cycles>
    <meta:generator>OpenOffice.org/3.1$Unix OpenOffice.org_project/310m11$Build-9399</meta:generator>
    <meta:document-statistic meta:table-count="0" meta:image-count="0" meta:object-count="0" meta:page-count="1" meta:paragraph-count="1" meta:word-count="8" meta:character-count="34"/>
  </office:meta>
</office:document-meta>
</file>